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36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style:font-name="Segoe UI1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>
        <style:tab-stops>
          <style:tab-stop style:position="19.05cm" style:type="right"/>
        </style:tab-stops>
      </style:paragraph-properties>
      <style:text-properties fo:color="#000000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text-properties fo:color="#000000" style:font-name="Segoe UI1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margin-left="2.062cm" fo:margin-right="0cm" fo:text-indent="-2.062cm"/>
      <style:text-properties fo:color="#000000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>
        <style:tab-stops>
          <style:tab-stop style:position="19.05cm" style:type="right"/>
        </style:tab-stops>
      </style:paragraph-properties>
    </style:style>
    <style:style style:name="P8" style:family="paragraph">
      <style:paragraph-properties fo:margin-left="0.318cm" fo:margin-right="0cm" fo:text-indent="0cm"/>
    </style:style>
    <style:style style:name="T1" style:family="text">
      <style:text-properties fo:color="#000000" style:font-name="Segoe UI Semibold" fo:font-size="26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000000" style:font-name="Segoe UI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Segoe UI1" fo:font-size="34pt" fo:font-weight="bold" style:font-size-asian="34pt" style:font-weight-asian="bold" style:font-size-complex="34pt" style:font-weight-complex="bold"/>
    </style:style>
    <style:style style:name="T5" style:family="text">
      <style:text-properties style:font-name="Segoe UI1" fo:font-size="26pt" style:font-size-asian="26pt" style:font-size-complex="26pt"/>
    </style:style>
    <style:style style:name="T6" style:family="text">
      <style:text-properties fo:color="#000000"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2.974cm" svg:x="1.27cm" svg:y="0.582cm">
          <draw:text-box>
            <text:p text:style-name="P1"><text:span text:style-name="T1">HYMN #551</text:span></text:p>
            <text:p text:style-name="P1"><text:span text:style-name="T2">“</text:span><text:span text:style-name="T2">When to Our World the Savior Cam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654cm" svg:height="7.011cm" svg:x="1.27cm" svg:y="0.762cm">
          <draw:text-box>
            <text:p text:style-name="P4"><text:span text:style-name="T3">1. When to our world the Savior came</text:span><text:span text:style-name="T3"><text:line-break/></text:span><text:span text:style-name="T3"> <text:s text:c="3"/>The sick and helpless heard His name,</text:span><text:span text:style-name="T3"><text:line-break/></text:span><text:span text:style-name="T3"> <text:s text:c="3"/>And in their weakness longed to see</text:span><text:span text:style-name="T3"><text:line-break/></text:span><text:span text:style-name="T3"> <text:s text:c="3"/>The healing Christ of Galile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5" draw:layer="layout" svg:width="25.654cm" svg:height="7.011cm" svg:x="1.27cm" svg:y="0.254cm">
          <draw:text-box>
            <text:p text:style-name="P4"><text:span text:style-name="T3">2. That good physician! Night and day</text:span><text:span text:style-name="T3"><text:line-break/></text:span><text:span text:style-name="T3"> <text:s text:c="3"/>The people thronged about His way;</text:span><text:span text:style-name="T3"><text:line-break/></text:span><text:span text:style-name="T3"> <text:s text:c="3"/>And wonder ran from soul to soul,</text:span><text:span text:style-name="T3"><text:line-break/></text:span><text:span text:style-name="T3"> <text:s text:c="3"/></text:span><text:span text:style-name="T4">“The touch of Christ has made us whole!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5" draw:layer="layout" svg:width="25.654cm" svg:height="7.011cm" svg:x="1.27cm" svg:y="0.254cm">
          <draw:text-box>
            <text:p text:style-name="P4"><text:span text:style-name="T3">3. His praises then were heard and sung</text:span></text:p>
            <text:p text:style-name="P6"><text:span text:style-name="T3"><text:s text:c="4"/></text:span><text:span text:style-name="T3">By opened ears and loosened tongue,</text:span></text:p>
            <text:p text:style-name="P6"><text:span text:style-name="T3"><text:s text:c="4"/></text:span><text:span text:style-name="T4">While lightened eyes could see and know</text:span></text:p>
            <text:p text:style-name="P6"><text:span text:style-name="T3"><text:s text:c="4"/></text:span><text:span text:style-name="T3">The healing Christ of long ago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5" draw:layer="layout" svg:width="25.654cm" svg:height="7.011cm" svg:x="1.27cm" svg:y="0.254cm">
          <draw:text-box>
            <text:p text:style-name="P4"><text:span text:style-name="T3">4. Of long ago: yet living still,</text:span><text:span text:style-name="T3"><text:line-break/></text:span><text:span text:style-name="T3"> <text:s text:c="3"/>Who died for us on Calv’ry’s hill;</text:span><text:span text:style-name="T3"><text:line-break/></text:span><text:span text:style-name="T3"> <text:s text:c="3"/>Who triumphed over cross and grave,</text:span><text:span text:style-name="T3"><text:line-break/></text:span><text:span text:style-name="T3"> <text:s text:c="3"/></text:span><text:span text:style-name="T4">His healing hands stretched forth to sav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4" draw:text-style-name="P2" draw:layer="layout" svg:width="25.654cm" svg:height="14.15cm" svg:x="1.27cm" svg:y="0.254cm">
          <draw:text-box>
            <text:p text:style-name="P7"><text:span text:style-name="T3">5. His sov’reign purpose still remains</text:span><text:span text:style-name="T3"><text:line-break/></text:span><text:span text:style-name="T3"> <text:s text:c="3"/>Who rose in pow’r, and lives and reigns;</text:span><text:span text:style-name="T3"><text:line-break/></text:span><text:span text:style-name="T3"> <text:s text:c="3"/>Till ev’ry tongue confess His praise,</text:span><text:span text:style-name="T3"><text:line-break/></text:span><text:span text:style-name="T3"> <text:s text:c="3"/>The healing Christ of all our days.</text:span></text:p>
            <text:p text:style-name="P8"><text:span text:style-name="T5"><text:line-break/></text:span><text:span text:style-name="T5"/></text:p>
            <text:p text:style-name="P8"><text:span text:style-name="T6">© 1984 Hope Publishing Co. </text:span></text:p>
            <text:p text:style-name="P8"><text:span text:style-name="T6">Used by permission:</text:span></text:p>
            <text:p text:style-name="P8"><text:span text:style-name="T6">LSB Hymn License </text:span></text:p>
            <text:p text:style-name="P8"><text:span text:style-name="T6">.NET, no. 100011038.</text:span></text:p>
            <text:p text:style-name="P8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3T14:23:19.310000000</meta:creation-date>
    <dc:title>Hymn template</dc:title>
    <meta:editing-duration>PT15M15S</meta:editing-duration>
    <meta:editing-cycles>3</meta:editing-cycles>
    <meta:generator>LibreOffice/6.0.7.3$Windows_X86_64 LibreOffice_project/dc89aa7a9eabfd848af146d5086077aeed2ae4a5</meta:generator>
    <meta:initial-creator>Arthur Hoch</meta:initial-creator>
    <dc:date>2019-01-13T20:12:40.358000000</dc:date>
    <meta:document-statistic meta:object-count="111"/>
    <meta:template xlink:type="simple" xlink:actuate="onRequest" xlink:title="Hymn template" xlink:href="../../../../AppData/Roaming/LibreOffice/4/user/template/Worship%20Templsates/Hymn%20template.otp" meta:date="2015-09-03T14:23:19.220000000"/>
  </office:meta>
</office:document-meta>
</file>